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arser.ex( String key , in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Modifier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gexParser.next( )</text:p>
          </table:table-cell>
          <table:table-cell office:value-type="float" office:value="52">
            <text:p text:style-name="Table_20_Contents">52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RegexParser.processBacksolidus_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rocessConditio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gexParser.processIndepe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Ca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isSet(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Parser.processPlus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checkQuestion( int of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setLocal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rocessBacksolidus_pP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Parser.RegexPars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Dol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Position.ReferencePosition( int n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arseAtom(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RegexParser.processBacksolidus_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Looka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arseSetOperation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gexParser.processNegativelookbehi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Backsolidus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getTokenForShorthand( int c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gexParser.parseFactor(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40">
            <text:p text:style-name="Table_20_Contents">4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RegexParser.processPa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arseReg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gexParser.processStar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arser.processCIinCharacterClass( RangeToken tok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decodeEscaped( )</text:p>
          </table:table-cell>
          <table:table-cell office:value-type="float" office:value="46">
            <text:p text:style-name="Table_20_Contents">46</text:p>
          </table:table-cell>
          <table:table-cell office:value-type="float" office:value="86">
            <text:p text:style-name="Table_20_Contents">86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RegexPars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Parser.processBacksolidus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arseTer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gexParser.parseCharacterClass( boolean useNrange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RegexParser.Rege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Question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Parser.parse( String regex , int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gexParser.hexChar( int 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Parser.processParen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processBacksolidus_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rser.setContext( int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rser.processNegativelooka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rser.processLookbehi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